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17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5.0783in"/>
    </style:style>
    <style:style style:name="co4" style:family="table-column">
      <style:table-column-properties fo:break-before="auto" style:column-width="0.5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7.220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2.5138in"/>
    </style:style>
    <style:style style:name="co12" style:family="table-column">
      <style:table-column-properties fo:break-before="auto" style:column-width="2.848in"/>
    </style:style>
    <style:style style:name="co13" style:family="table-column">
      <style:table-column-properties fo:break-before="auto" style:column-width="2.6571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3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" style:family="table-cell" style:parent-style-name="Default"/>
    <style:style style:name="ce9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/>
    <style:style style:name="ce18" style:family="table-cell" style:parent-style-name="Default"/>
    <style:style style:name="ce13" style:family="table-cell" style:parent-style-name="Default"/>
    <style:style style:name="ce24" style:family="table-cell" style:parent-style-name="Default"/>
    <style:style style:name="ce8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33333"/>
    </style:style>
    <style:style style:name="ce2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29" style:family="table-cell" style:parent-style-name="Default">
      <style:map style:condition="cell-content()=0" style:apply-style-name="NoColor" style:base-cell-address="Fate.C32"/>
      <style:map style:condition="is-true-formula(COUNTIF([$Mechanics.A:.A]; [.C32]) = 0)" style:apply-style-name="LightRed" style:base-cell-address="Fate.C32"/>
    </style:style>
    <style:style style:name="ce30" style:family="table-cell" style:parent-style-name="Default">
      <style:map style:condition="cell-content()=0" style:apply-style-name="NoColor" style:base-cell-address="Fate.C33"/>
      <style:map style:condition="is-true-formula(COUNTIF([$Mechanics.A:.A]; [.C33]) = 0)" style:apply-style-name="LightRed" style:base-cell-address="Fate.C33"/>
    </style:style>
    <style:style style:name="ce32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4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6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7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38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2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3" style:family="table-cell" style:parent-style-name="Default">
      <style:map style:condition="cell-content()=0" style:apply-style-name="NoColor" style:base-cell-address="Fate.C427"/>
      <style:map style:condition="is-true-formula(COUNTIF([$Mechanics.A:.A]; [.C427]) = 0)" style:apply-style-name="LightRed" style:base-cell-address="Fate.C427"/>
    </style:style>
    <style:style style:name="ce35" style:family="table-cell" style:parent-style-name="Default">
      <style:map style:condition="cell-content()=0" style:apply-style-name="NoColor" style:base-cell-address="Fate.C487"/>
      <style:map style:condition="is-true-formula(COUNTIF([$Mechanics.A:.A]; [.C487]) = 0)" style:apply-style-name="LightRed" style:base-cell-address="Fate.C487"/>
    </style:style>
  </office:automatic-styles>
  <office:body>
    <office:spreadsheet>
      <table:calculation-settings table:automatic-find-labels="false" table:use-regular-expressions="false" table:use-wildcards="true"/>
      <table:table table:name="Mechan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chanic 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Tags</text:p>
          </table:table-cell>
          <table:table-cell table:style-name="Default" office:value-type="string" calcext:value-type="string">
            <text:p>U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ct</text:p>
          </table:table-cell>
          <table:table-cell table:formula="of:=COUNTIF([$Fate.C:.C];[.A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</text:p>
          </table:table-cell>
          <table:table-cell table:formula="of:=COUNTIF([$Fate.C:.C];[.A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ed Car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ttach, Court Card</text:p>
          </table:table-cell>
          <table:table-cell table:formula="of:=COUNTIF([$Fate.C:.C];[.A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light, Piece, Map</text:p>
          </table:table-cell>
          <table:table-cell table:formula="of:=COUNTIF([$Fate.C:.C];[.A6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 to Orde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</text:p>
          </table:table-cell>
          <table:table-cell table:formula="of:=COUNTIF([$Fate.C:.C];[.A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Fle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hip, Map, Imperial Ship</text:p>
          </table:table-cell>
          <table:table-cell table:formula="of:=COUNTIF([$Fate.C:.C];[.A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Crisis, Event</text:p>
          </table:table-cell>
          <table:table-cell table:formula="of:=COUNTIF([$Fate.C:.C];[.A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c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Imperial Council</text:p>
          </table:table-cell>
          <table:table-cell table:formula="of:=COUNTIF([$Fate.C:.C];[.A1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Action Card</text:p>
          </table:table-cell>
          <table:table-cell table:formula="of:=COUNTIF([$Fate.C:.C];[.A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1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3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in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Summit</text:p>
          </table:table-cell>
          <table:table-cell table:formula="of:=COUNTIF([$Fate.C:.C];[.A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ving Empi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</text:p>
          </table:table-cell>
          <table:table-cell table:formula="of:=COUNTIF([$Fate.C:.C];[.A1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1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vor, Summit, Event</text:p>
          </table:table-cell>
          <table:table-cell table:formula="of:=COUNTIF([$Fate.C:.C];[.A1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gshi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Fate</text:p>
          </table:table-cell>
          <table:table-cell table:formula="of:=COUNTIF([$Fate.C:.C];[.A1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19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l Objectives</text:p>
          </table:table-cell>
          <table:table-cell office:value-type="string" calcext:value-type="string">
            <text:p>Campaign</text:p>
          </table:table-cell>
          <table:table-cell table:style-name="ce7" office:value-type="string" calcext:value-type="string">
            <text:p>Objectives, Game Structure</text:p>
          </table:table-cell>
          <table:table-cell table:formula="of:=COUNTIF([$Fate.C:.C];[.A2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te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ree State, Map, Piece, City, Starport</text:p>
          </table:table-cell>
          <table:table-cell table:formula="of:=COUNTIF([$Fate.C:.C];[.A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ity</text:p>
          </table:table-cell>
          <table:table-cell office:value-type="string" calcext:value-type="string">
            <text:p>Campaign</text:p>
          </table:table-cell>
          <table:table-cell table:style-name="ce10" office:value-type="string" calcext:value-type="string">
            <text:p>Free State, Map, Piece, City</text:p>
          </table:table-cell>
          <table:table-cell table:formula="of:=COUNTIF([$Fate.C:.C];[.A2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Starport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Starport</text:p>
          </table:table-cell>
          <table:table-cell table:formula="of:=COUNTIF([$Fate.C:.C];[.A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Building</text:p>
          </table:table-cell>
          <table:table-cell office:value-type="string" calcext:value-type="string">
            <text:p>Campaign</text:p>
          </table:table-cell>
          <table:table-cell table:style-name="ce1" office:value-type="string" calcext:value-type="string">
            <text:p>Free State, Map, Piece, City, Starport</text:p>
          </table:table-cell>
          <table:table-cell table:formula="of:=COUNTIF([$Fate.C:.C];[.A2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zen Resourc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source</text:p>
          </table:table-cell>
          <table:table-cell table:formula="of:=COUNTIF([$Fate.C:.C];[.A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vern the Imperial Reac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dict, Event, Empire, Resource, Imperial Trust</text:p>
          </table:table-cell>
          <table:table-cell table:formula="of:=COUNTIF([$Fate.C:.C];[.A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, Fate</text:p>
          </table:table-cell>
          <table:table-cell table:formula="of:=COUNTIF([$Fate.C:.C];[.A2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Battle, Damage, Destroy, Hit</text:p>
          </table:table-cell>
          <table:table-cell table:formula="of:=COUNTIF([$Fate.C:.C];[.A28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Policy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Action</text:p>
          </table:table-cell>
          <table:table-cell table:formula="of:=COUNTIF([$Fate.C:.C];[.A2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Edict, Imperial Policy</text:p>
          </table:table-cell>
          <table:table-cell table:formula="of:=COUNTIF([$Fate.C:.C];[.A3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Council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urt</text:p>
          </table:table-cell>
          <table:table-cell table:formula="of:=COUNTIF([$Fate.C:.C];[.A3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Demand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Trust, Resource</text:p>
          </table:table-cell>
          <table:table-cell table:formula="of:=COUNTIF([$Fate.C:.C];[.A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Law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Control, Action, Move, Battle, Tax, Catapult, Harm, Outlaw</text:p>
          </table:table-cell>
          <table:table-cell table:formula="of:=COUNTIF([$Fate.C:.C];[.A3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Piece, Ship</text:p>
          </table:table-cell>
          <table:table-cell table:formula="of:=COUNTIF([$Fate.C:.C];[.A3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Trus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Imperial Demand, Resource</text:p>
          </table:table-cell>
          <table:table-cell table:formula="of:=COUNTIF([$Fate.C:.C];[.A3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al Regen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mpire, Title</text:p>
          </table:table-cell>
          <table:table-cell table:formula="of:=COUNTIF([$Fate.C:.C];[.A3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Lore</text:p>
          </table:table-cell>
          <table:table-cell table:formula="of:=COUNTIF([$Fate.C:.C];[.A3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otiation Actio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Favor, Control, Court, Captive, Trophy, Favor, Resource, Empire</text:p>
          </table:table-cell>
          <table:table-cell table:formula="of:=COUNTIF([$Fate.C:.C];[.A3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Di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Event, Dice</text:p>
          </table:table-cell>
          <table:table-cell table:formula="of:=COUNTIF([$Fate.C:.C];[.A3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Objective</text:p>
          </table:table-cell>
          <table:table-cell table:formula="of:=COUNTIF([$Fate.C:.C];[.A40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ive Card</text:p>
          </table:table-cell>
          <table:table-cell office:value-type="string" calcext:value-type="string">
            <text:p>Campaign</text:p>
          </table:table-cell>
          <table:table-cell table:style-name="ce9" office:value-type="string" calcext:value-type="string">
            <text:p>Objective</text:p>
          </table:table-cell>
          <table:table-cell table:formula="of:=COUNTIF([$Fate.C:.C];[.A4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4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ed Guild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 Su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Guild Card</text:p>
          </table:table-cell>
          <table:table-cell table:formula="of:=COUNTIF([$Fate.C:.C];[.A4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tling Flagship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</text:p>
          </table:table-cell>
          <table:table-cell table:formula="of:=COUNTIF([$Fate.C:.C];[.A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 Shee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ecord Sheet</text:p>
          </table:table-cell>
          <table:table-cell table:formula="of:=COUNTIF([$Fate.C:.C];[.A4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 Card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ate</text:p>
          </table:table-cell>
          <table:table-cell table:formula="of:=COUNTIF([$Fate.C:.C];[.A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les Bookle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Rules Booklet</text:p>
          </table:table-cell>
          <table:table-cell table:formula="of:=COUNTIF([$Fate.C:.C];[.A4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crap</text:p>
          </table:table-cell>
          <table:table-cell table:formula="of:=COUNTIF([$Fate.C:.C];[.A49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Summit, Event</text:p>
          </table:table-cell>
          <table:table-cell table:formula="of:=COUNTIF([$Fate.C:.C];[.A50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Title</text:p>
          </table:table-cell>
          <table:table-cell table:formula="of:=COUNTIF([$Fate.C:.C];[.A5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</text:p>
          </table:table-cell>
          <table:table-cell table:formula="of:=COUNTIF([$Fate.C:.C];[.A52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Harm</text:p>
          </table:table-cell>
          <table:table-cell table:formula="of:=COUNTIF([$Fate.C:.C];[.A5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Flagship, Starport, City</text:p>
          </table:table-cell>
          <table:table-cell table:formula="of:=COUNTIF([$Fate.C:.C];[.A5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ning Ambition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Ambition</text:p>
          </table:table-cell>
          <table:table-cell table:formula="of:=COUNTIF([$Fate.C:.C];[.A5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Hats</text:p>
          </table:table-cell>
          <table:table-cell office:value-type="string" calcext:value-type="string">
            <text:p>Campaign</text:p>
          </table:table-cell>
          <table:table-cell table:style-name="ce3" office:value-type="string" calcext:value-type="string">
            <text:p>Piece, City, Starport</text:p>
          </table:table-cell>
          <table:table-cell table:formula="of:=COUNTIF([$Fate.C:.C];[.A5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attle, Action</text:p>
          </table:table-cell>
          <table:table-cell table:formula="of:=COUNTIF([$Fate.C:.C];[.A57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ild, Action</text:p>
          </table:table-cell>
          <table:table-cell table:formula="of:=COUNTIF([$Fate.C:.C];[.A58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ction</text:p>
          </table:table-cell>
          <table:table-cell table:formula="of:=COUNTIF([$Fate.C:.C];[.A59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Move, Action</text:p>
          </table:table-cell>
          <table:table-cell table:formula="of:=COUNTIF([$Fate.C:.C];[.A60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Repair, Action</text:p>
          </table:table-cell>
          <table:table-cell table:formula="of:=COUNTIF([$Fate.C:.C];[.A6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Secure, Action</text:p>
          </table:table-cell>
          <table:table-cell table:formula="of:=COUNTIF([$Fate.C:.C];[.A6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Tax, Action</text:p>
          </table:table-cell>
          <table:table-cell table:formula="of:=COUNTIF([$Fate.C:.C];[.A63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gent</text:p>
          </table:table-cell>
          <table:table-cell table:formula="of:=COUNTIF([$Fate.C:.C];[.A6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ce Agent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Influence, Agent</text:p>
          </table:table-cell>
          <table:table-cell table:formula="of:=COUNTIF([$Fate.C:.C];[.A6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Bury</text:p>
          </table:table-cell>
          <table:table-cell table:formula="of:=COUNTIF([$Fate.C:.C];[.A6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Card</text:p>
          </table:table-cell>
          <table:table-cell office:value-type="string" calcext:value-type="string">
            <text:p>Base</text:p>
          </table:table-cell>
          <table:table-cell table:style-name="ce3" office:value-type="string" calcext:value-type="string">
            <text:p>Action Card</text:p>
          </table:table-cell>
          <table:table-cell table:formula="of:=COUNTIF([$Fate.C:.C];[.A67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istr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6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ress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ization Suit</text:p>
          </table:table-cell>
          <table:table-cell office:value-type="string" calcext:value-type="string">
            <text:p>Base</text:p>
          </table:table-cell>
          <table:table-cell table:style-name="ce5" office:value-type="string" calcext:value-type="string">
            <text:p>Action Card</text:p>
          </table:table-cell>
          <table:table-cell table:formula="of:=COUNTIF([$Fate.C:.C];[.A7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jacen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7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coon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ant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er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th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clared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7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a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e Ambi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Bo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tion Mark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mbition</text:p>
          </table:table-cell>
          <table:table-cell table:formula="of:=COUNTIF([$Fate.C:.C];[.A8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 Place</text:p>
          </table:table-cell>
          <table:table-cell office:value-type="string" calcext:value-type="string">
            <text:p>Base</text:p>
          </table:table-cell>
          <table:table-cell table:style-name="ce12" office:value-type="string" calcext:value-type="string">
            <text:p>Ambition</text:p>
          </table:table-cell>
          <table:table-cell table:formula="of:=COUNTIF([$Fate.C:.C];[.A8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5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upply</text:p>
          </table:table-cell>
          <table:table-cell office:value-type="string" calcext:value-type="string">
            <text:p>Base</text:p>
          </table:table-cell>
          <table:table-cell table:style-name="ce18" office:value-type="string" calcext:value-type="string">
            <text:p>Resource</text:p>
          </table:table-cell>
          <table:table-cell table:formula="of:=COUNTIF([$Fate.C:.C];[.A8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pen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Ga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8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8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1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ionic</text:p>
          </table:table-cell>
          <table:table-cell office:value-type="string" calcext:value-type="string">
            <text:p>Base</text:p>
          </table:table-cell>
          <table:table-cell table:style-name="ce13" office:value-type="string" calcext:value-type="string">
            <text:p>Resource</text:p>
          </table:table-cell>
          <table:table-cell table:formula="of:=COUNTIF([$Fate.C:.C];[.A93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4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Captiv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ptive</text:p>
          </table:table-cell>
          <table:table-cell table:formula="of:=COUNTIF([$Fate.C:.C];[.A9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7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 Power Bonu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ity</text:p>
          </table:table-cell>
          <table:table-cell table:formula="of:=COUNTIF([$Fate.C:.C];[.A9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urce Slo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</text:p>
          </table:table-cell>
          <table:table-cell table:formula="of:=COUNTIF([$Fate.C:.C];[.A9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Resources from Cit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esource, City</text:p>
          </table:table-cell>
          <table:table-cell table:formula="of:=COUNTIF([$Fate.C:.C];[.A10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01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2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Damaged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 Move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</text:p>
          </table:table-cell>
          <table:table-cell table:formula="of:=COUNTIF([$Fate.C:.C];[.A10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ng Rivals 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ntrol, Rival, Tax</text:p>
          </table:table-cell>
          <table:table-cell table:formula="of:=COUNTIF([$Fate.C:.C];[.A10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Card, Court Deck</text:p>
          </table:table-cell>
          <table:table-cell table:formula="of:=COUNTIF([$Fate.C:.C];[.A10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t Dec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, Court Deck</text:p>
          </table:table-cell>
          <table:table-cell table:formula="of:=COUNTIF([$Fate.C:.C];[.A10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cing Agents on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0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sacking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ng Cards from the Cou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urt</text:p>
          </table:table-cell>
          <table:table-cell table:formula="of:=COUNTIF([$Fate.C:.C];[.A11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2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/Contro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ling and Taking Dam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amage</text:p>
          </table:table-cell>
          <table:table-cell table:formula="of:=COUNTIF([$Fate.C:.C];[.A1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Symbol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</text:p>
          </table:table-cell>
          <table:table-cell table:formula="of:=COUNTIF([$Fate.C:.C];[.A116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1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ld C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uild Card</text:p>
          </table:table-cell>
          <table:table-cell table:formula="of:=COUNTIF([$Fate.C:.C];[.A11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Map</text:p>
          </table:table-cell>
          <table:table-cell table:formula="of:=COUNTIF([$Fate.C:.C];[.A11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End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zing Initiativ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itiative</text:p>
          </table:table-cell>
          <table:table-cell table:formula="of:=COUNTIF([$Fate.C:.C];[.A12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ice, Battle</text:p>
          </table:table-cell>
          <table:table-cell table:formula="of:=COUNTIF([$Fate.C:.C];[.A12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25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oke Outra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utrage</text:p>
          </table:table-cell>
          <table:table-cell table:formula="of:=COUNTIF([$Fate.C:.C];[.A12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Piec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ild</text:p>
          </table:table-cell>
          <table:table-cell table:formula="of:=COUNTIF([$Fate.C:.C];[.A12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ttle</text:p>
          </table:table-cell>
          <table:table-cell table:formula="of:=COUNTIF([$Fate.C:.C];[.A12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0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ce Limi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3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ower</text:p>
          </table:table-cell>
          <table:table-cell table:formula="of:=COUNTIF([$Fate.C:.C];[.A133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ude Ac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ude</text:p>
          </table:table-cell>
          <table:table-cell table:formula="of:=COUNTIF([$Fate.C:.C];[.A13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6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 Cos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 Limits of Raid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id</text:p>
          </table:table-cell>
          <table:table-cell table:formula="of:=COUNTIF([$Fate.C:.C];[.A13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iece</text:p>
          </table:table-cell>
          <table:table-cell table:formula="of:=COUNTIF([$Fate.C:.C];[.A139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ival, Player</text:p>
          </table:table-cell>
          <table:table-cell table:formula="of:=COUNTIF([$Fate.C:.C];[.A14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po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Pieces</text:p>
          </table:table-cell>
          <table:table-cell table:formula="of:=COUNTIF([$Fate.C:.C];[.A14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ilding ships with Starpor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</text:p>
          </table:table-cell>
          <table:table-cell table:formula="of:=COUNTIF([$Fate.C:.C];[.A14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apul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arport, Move</text:p>
          </table:table-cell>
          <table:table-cell table:formula="of:=COUNTIF([$Fate.C:.C];[.A14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p</text:p>
          </table:table-cell>
          <table:table-cell table:formula="of:=COUNTIF([$Fate.C:.C];[.A144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breaker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6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 Scor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rlord, Trophy</text:p>
          </table:table-cell>
          <table:table-cell table:formula="of:=COUNTIF([$Fate.C:.C];[.A147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g Trophi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rophy</text:p>
          </table:table-cell>
          <table:table-cell table:formula="of:=COUNTIF([$Fate.C:.C];[.A14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hip</text:p>
          </table:table-cell>
          <table:table-cell table:formula="of:=COUNTIF([$Fate.C:.C];[.A150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 a Chap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Game Structure</text:p>
          </table:table-cell>
          <table:table-cell table:formula="of:=COUNTIF([$Fate.C:.C];[.A15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Court Deck</text:p>
          </table:table-cell>
          <table:table-cell table:formula="of:=COUNTIF([$Fate.C:.C];[.A15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 Discard Pile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Action Card</text:p>
          </table:table-cell>
          <table:table-cell table:formula="of:=COUNTIF([$Fate.C:.C];[.A15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t</text:p>
          </table:table-cell>
          <table:table-cell office:value-type="string" calcext:value-type="string">
            <text:p>Campaign</text:p>
          </table:table-cell>
          <table:table-cell table:style-name="Default" office:value-type="string" calcext:value-type="string">
            <text:p>Empire, First Regent</text:p>
          </table:table-cell>
          <table:table-cell table:formula="of:=COUNTIF([$Fate.C:.C];[.A157]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Mechanics.C42:Mechanics.C67 Mechanics.C21:Mechanics.C21 Mechanics.C25:Mechanics.C40 Mechanics.C2:Mechanics.C19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3:Mechanics.C2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94:Mechanics.C152 Mechanics.C87:Mechanics.C88 Mechanics.C72:Mechanics.C83 Mechanics.C85:Mechanics.C85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68:Mechanics.C7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9:Mechanics.C93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41:Mechanics.C41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4:Mechanics.C84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86:Mechanics.C86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0:Mechanics.C20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C22:Mechanics.C22">
            <calcext:color-scale>
              <calcext:color-scale-entry calcext:value="0" calcext:type="number" calcext:color="#ffffff"/>
              <calcext:color-scale-entry calcext:value="1" calcext:type="number" calcext:color="#2a6099"/>
              <calcext:color-scale-entry calcext:value="10" calcext:type="number" calcext:color="#ff0000"/>
            </calcext:color-scale>
          </calcext:conditional-format>
          <calcext:conditional-format calcext:target-range-address="Mechanics.D2:Mechanics.D156 Mechanics.D157:Mechanics.D157">
            <calcext:color-scale>
              <calcext:color-scale-entry calcext:value="0" calcext:type="percentile" calcext:color="#ffffff"/>
              <calcext:color-scale-entry calcext:value="1" calcext:type="number" calcext:color="#2a6099"/>
              <calcext:color-scale-entry calcext:value="50" calcext:type="number" calcext:color="#ff0000"/>
            </calcext:color-scale>
          </calcext:conditional-format>
        </calcext:conditional-formats>
      </table:table>
      <table:table table:name="Fat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8" office:value-type="string" calcext:value-type="string">
            <text:p>Stew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chanics us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es</text:p>
          </table:table-cell>
          <table:table-cell/>
        </table:table-row>
        <table:table-row-group>
          <table:table-row table:style-name="ro2">
            <table:table-cell office:value-type="string" calcext:value-type="string">
              <text:p>Rules for You</text:p>
            </table:table-cell>
            <table:table-cell office:value-type="string" calcext:value-type="string">
              <text:p>Imperial Authority</text:p>
            </table:table-cell>
            <table:table-cell table:style-name="ce27" office:value-type="string" calcext:value-type="string">
              <text:p>Tax</text:p>
            </table:table-cell>
            <table:table-cell office:value-type="string" calcext:value-type="string">
              <text:p>F102</text:p>
            </table:table-cell>
            <table:table-cell office:value-type="string" calcext:value-type="string">
              <text:p>Tax any imperial city</text:p>
              <text:p>Ignoring presence and truce law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office:value-type="string" calcext:value-type="string">
              <text:p>F103</text:p>
            </table:table-cell>
            <table:table-cell table:number-columns-repeated="2"/>
          </table:table-row>
          <table:table-row table:style-name="ro1">
            <table:table-cell/>
            <table:table-cell office:value-type="string" calcext:value-type="string">
              <text:p>Dealmakers</text:p>
            </table:table-cell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Giving people Guild Card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olidate Your Imperial Power</text:p>
            </table:table-cell>
            <table:table-cell table:style-name="ce27" office:value-type="string" calcext:value-type="string">
              <text:p>Winning Ambitions</text:p>
            </table:table-cell>
            <table:table-cell office:value-type="string" calcext:value-type="string">
              <text:p>F1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Imperial Protectors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108</text:p>
            </table:table-cell>
            <table:table-cell office:value-type="string" calcext:value-type="string">
              <text:p>Entices Imperial expans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mperial Quorum</text:p>
            </table:table-cell>
            <table:table-cell table:style-name="ce27" office:value-type="string" calcext:value-type="string">
              <text:p>Edict</text:p>
            </table:table-cell>
            <table:table-cell office:value-type="string" calcext:value-type="string">
              <text:p>F113</text:p>
            </table:table-cell>
            <table:table-cell office:value-type="string" calcext:value-type="string">
              <text:p>Imperial infighting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overn the Imperial Re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nter Squad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7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i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ax Collectors</text:p>
            </table:table-cell>
            <table:table-cell table:style-name="ce27" office:value-type="string" calcext:value-type="string">
              <text:p>Outlaw</text:p>
            </table:table-cell>
            <table:table-cell office:value-type="string" calcext:value-type="string">
              <text:p>F106</text:p>
            </table:table-cell>
            <table:table-cell office:value-type="string" calcext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9"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0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uncil Intrigue</text:p>
            </table:table-cell>
            <table:table-cell table:style-name="ce32" office:value-type="string" calcext:value-type="string">
              <text:p>Imperial Council</text:p>
            </table:table-cell>
            <table:table-cell office:value-type="string" calcext:value-type="string">
              <text:p>CC12</text:p>
            </table:table-cell>
            <table:table-cell office:value-type="string" calcext:value-type="string">
              <text:p>Harder to control Council</text:p>
            </table:table-cell>
            <table:table-cell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pand the Empire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nsure the Emperor’s Tribute</text:p>
            </table:table-cell>
            <table:table-cell table:style-name="ce32" office:value-type="string" calcext:value-type="string">
              <text:p>Resource</text:p>
            </table:table-cell>
            <table:table-cell office:value-type="string" calcext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Imperial Sponsor</text:p>
            </table:table-cell>
            <table:table-cell table:style-name="ce32" office:value-type="string" calcext:value-type="string">
              <text:p>Undeclared Ambition</text:p>
            </table:table-cell>
            <table:table-cell office:value-type="string" calcext:value-type="string">
              <text:p>F12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vern with Authority</text:p>
            </table:table-cell>
            <table:table-cell table:style-name="ce32" office:value-type="string" calcext:value-type="string">
              <text:p>Outlaw</text:p>
            </table:table-cell>
            <table:table-cell office:value-type="string" calcext:value-type="string">
              <text:p>F124</text:p>
            </table:table-cell>
            <table:table-cell office:value-type="string" calcext:value-type="string">
              <text:p>Outlaws are influenced by governing too</text:p>
            </table:table-cell>
            <table:table-cell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1</text:p>
            </table:table-cell>
            <table:table-cell table:style-name="ce32" office:value-type="string" calcext:value-type="string">
              <text:p>Imperial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rand Ambition 2</text:p>
            </table:table-cell>
            <table:table-cell table:style-name="ce32" office:value-type="string" calcext:value-type="string">
              <text:p>First Regent</text:p>
            </table:table-cell>
            <table:table-cell office:value-type="string" calcext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calcext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6"/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Founder</text:p>
          </table:table-cell>
          <table:table-cell office:value-type="string" calcext:value-type="string">
            <text:p>A</text:p>
          </table:table-cell>
          <table:table-cell table:style-name="ce3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ade Fleets</text:p>
            </table:table-cell>
            <table:table-cell table:style-name="ce37" office:value-type="string" calcext:value-type="string">
              <text:p>Declare Ambition</text:p>
            </table:table-cell>
            <table:table-cell office:value-type="string" calcext:value-type="string">
              <text:p>F2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spire Confidence in the Cause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Defy the Empire’s Grip</text:p>
            </table:table-cell>
            <table:table-cell table:style-name="ce37" office:value-type="string" calcext:value-type="string">
              <text:p>Outlaw</text:p>
            </table:table-cell>
            <table:table-cell office:value-type="string" calcext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Book of Liberation</text:p>
            </table:table-cell>
            <table:table-cell table:style-name="ce37" office:value-type="string" calcext:value-type="string">
              <text:p>Harm</text:p>
            </table:table-cell>
            <table:table-cell office:value-type="string" calcext:value-type="string">
              <text:p>F2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Buil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olitical Intrigue</text:p>
            </table:table-cell>
            <table:table-cell table:style-name="ce37" office:value-type="string" calcext:value-type="string">
              <text:p>Favor</text:p>
            </table:table-cell>
            <table:table-cell office:value-type="string" calcext:value-type="string">
              <text:p>F2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nstruction Union</text:p>
            </table:table-cell>
            <table:table-cell table:style-name="ce37" office:value-type="string" calcext:value-type="string">
              <text:p>Action Card</text:p>
            </table:table-cell>
            <table:table-cell office:value-type="string" calcext:value-type="string">
              <text:p>F2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nstruction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ounder of the Commonwealth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 B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ommonwealth Ambition</text:p>
            </table:table-cell>
            <table:table-cell table:style-name="ce37" office:value-type="string" calcext:value-type="string">
              <text:p>Ambition Marker</text:p>
            </table:table-cell>
            <table:table-cell office:value-type="string" calcext:value-type="string">
              <text:p>F2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rmistice</text:p>
            </table:table-cell>
            <table:table-cell table:style-name="ce37" office:value-type="string" calcext:value-type="string">
              <text:p>Court</text:p>
            </table:table-cell>
            <table:table-cell office:value-type="string" calcext:value-type="string">
              <text:p>F2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ember of the Commonwealth</text:p>
            </table:table-cell>
            <table:table-cell table:style-name="ce37" office:value-type="string" calcext:value-type="string">
              <text:p>Free Building</text:p>
            </table:table-cell>
            <table:table-cell office:value-type="string" calcext:value-type="string">
              <text:p>F21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Spirit of Freedom</text:p>
            </table:table-cell>
            <table:table-cell table:style-name="ce37" office:value-type="string" calcext:value-type="string">
              <text:p>Secure</text:p>
            </table:table-cell>
            <table:table-cell office:value-type="string" calcext:value-type="string">
              <text:p>F22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ss Call for Armistice</text:p>
            </table:table-cell>
            <table:table-cell table:style-name="ce37" office:value-type="string" calcext:value-type="string">
              <text:p>Power</text:p>
            </table:table-cell>
            <table:table-cell office:value-type="string" calcext:value-type="string">
              <text:p>F22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reedom Fighters</text:p>
            </table:table-cell>
            <table:table-cell table:style-name="ce37" office:value-type="string" calcext:value-type="string">
              <text:p>Battle</text:p>
            </table:table-cell>
            <table:table-cell office:value-type="string" calcext:value-type="string">
              <text:p>F22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estro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Dam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8" office:value-type="string" calcext:value-type="string">
              <text:p>Imperial Fle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cure Freedom for All 1</text:p>
            </table:table-cell>
            <table:table-cell table:style-name="ce42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cure Freedom for All 2</text:p>
            </table:table-cell>
            <table:table-cell table:style-name="ce42" office:value-type="string" calcext:value-type="string">
              <text:p>Winning Ambitions</text:p>
            </table:table-cell>
            <table:table-cell office:value-type="string" calcext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Magnate</text:p>
          </table:table-cell>
          <table:table-cell office:value-type="string" calcext:value-type="string">
            <text:p>A</text:p>
          </table:table-cell>
          <table:table-cell table:style-name="ce42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Merchant League</text:p>
            </table:table-cell>
            <table:table-cell table:style-name="ce42" office:value-type="string" calcext:value-type="string">
              <text:p>Crisis</text:p>
            </table:table-cell>
            <table:table-cell office:value-type="string" calcext:value-type="string">
              <text:p>F3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rozen 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 Objective 1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Elder Broker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Fence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Cartel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uel Cartel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3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apon Cartel</text:p>
            </table:table-cell>
            <table:table-cell office:value-type="string" calcext:value-type="string">
              <text:p>Rival</text:p>
            </table:table-cell>
            <table:table-cell office:value-type="string" calcext:value-type="string">
              <text:p>F3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sionic Cartel</text:p>
            </table:table-cell>
            <table:table-cell office:value-type="string" calcext:value-type="string">
              <text:p>Psionic</text:p>
            </table:table-cell>
            <table:table-cell office:value-type="string" calcext:value-type="string">
              <text:p>F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lic Cartel</text:p>
            </table:table-cell>
            <table:table-cell office:value-type="string" calcext:value-type="string">
              <text:p>Relic</text:p>
            </table:table-cell>
            <table:table-cell office:value-type="string" calcext:value-type="string">
              <text:p>F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Act II Objective 1</text:p>
            </table:table-cell>
            <table:table-cell office:value-type="string" calcext:value-type="string">
              <text:p>Resource Supply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gnate Act II Objective 2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terial Monopoly</text:p>
            </table:table-cell>
            <table:table-cell office:value-type="string" calcext:value-type="string">
              <text:p>Material</text:p>
            </table:table-cell>
            <table:table-cell office:value-type="string" calcext:value-type="string">
              <text:p>F3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Fuel Monopoly</text:p>
            </table:table-cell>
            <table:table-cell table:style-name="ce42" office:value-type="string" calcext:value-type="string">
              <text:p>Fuel</text:p>
            </table:table-cell>
            <table:table-cell office:value-type="string" calcext:value-type="string">
              <text:p>F3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Relic Monopoly</text:p>
            </table:table-cell>
            <table:table-cell table:style-name="ce42" office:value-type="string" calcext:value-type="string">
              <text:p>Relic</text:p>
            </table:table-cell>
            <table:table-cell office:value-type="string" calcext:value-type="string">
              <text:p>F3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sionic Monopoly</text:p>
            </table:table-cell>
            <table:table-cell table:style-name="ce42" office:value-type="string" calcext:value-type="string">
              <text:p>Psionic</text:p>
            </table:table-cell>
            <table:table-cell office:value-type="string" calcext:value-type="string">
              <text:p>F31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Weapon Monopoly</text:p>
            </table:table-cell>
            <table:table-cell table:style-name="ce42" office:value-type="string" calcext:value-type="string">
              <text:p>Summit</text:p>
            </table:table-cell>
            <table:table-cell office:value-type="string" calcext:value-type="string">
              <text:p>F3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calcext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in Monopolies</text:p>
            </table:table-cell>
            <table:table-cell office:value-type="string" calcext:value-type="string">
              <text:p>Ambition Box</text:p>
            </table:table-cell>
            <table:table-cell office:value-type="string" calcext:value-type="string">
              <text:p>F3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onopoly Consent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3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 Profiteering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3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Prospecto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32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Extortion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3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Magnate Grand Ambition</text:p>
            </table:table-cell>
            <table:table-cell office:value-type="string" calcext:value-type="string">
              <text:p>Resource</text:p>
            </table:table-cell>
            <table:table-cell office:value-type="string" calcext:value-type="string">
              <text:p>F3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osed Econom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326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pen Economy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326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vocate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vocate Act I Objective</text:p>
            </table:table-cell>
            <table:table-cell/>
            <table:table-cell office:value-type="string" calcext:value-type="string">
              <text:p>F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Investigat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Overseer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Material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Liaison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Diplomatic Fiasco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4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Advocate's Demand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uild Negotiations</text:p>
            </table:table-cell>
            <table:table-cell office:value-type="string" calcext:value-type="string">
              <text:p>Favor</text:p>
            </table:table-cell>
            <table:table-cell office:value-type="string" calcext:value-type="string">
              <text:p>F4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aid Co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 Fair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4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Material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Fuel Guildmasters</text:p>
            </table:table-cell>
            <table:table-cell office:value-type="string" calcext:value-type="string">
              <text:p>Fuel</text:p>
            </table:table-cell>
            <table:table-cell office:value-type="string" calcext:value-type="string">
              <text:p>F4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coon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Weapons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Relic Guildmaster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sionic Guildmasters</text:p>
            </table:table-cell>
            <table:table-cell office:value-type="string" calcext:value-type="string">
              <text:p>Empath Ambition</text:p>
            </table:table-cell>
            <table:table-cell office:value-type="string" calcext:value-type="string">
              <text:p>F4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Loyalt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uild Supremacy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42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Score Ambiti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vocate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423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 table:style-name="ce8" office:value-type="string" calcext:value-type="string">
            <text:p>Caretaker</text:p>
          </table:table-cell>
          <table:table-cell office:value-type="string" calcext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Caretaker Act I Objective</text:p>
            </table:table-cell>
            <table:table-cell office:value-type="string" calcext:value-type="string">
              <text:p>Winning Ambitions</text:p>
            </table:table-cell>
            <table:table-cell office:value-type="string" calcext:value-type="string">
              <text:p>F5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relu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 Beacon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5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Hearth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tone-Speakers</text:p>
            </table:table-cell>
            <table:table-cell office:value-type="string" calcext:value-type="string">
              <text:p>Edict</text:p>
            </table:table-cell>
            <table:table-cell office:value-type="string" calcext:value-type="string">
              <text:p>F5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olem Action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5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Caretaker Act I Resolution</text:p>
            </table:table-cell>
            <table:table-cell office:value-type="string" calcext:value-type="string">
              <text:p>Lore</text:p>
            </table:table-cell>
            <table:table-cell office:value-type="string" calcext:value-type="string">
              <text:p>F5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Harvester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Seeker</text:p>
            </table:table-cell>
            <table:table-cell table:style-name="ce43" office:value-type="string" calcext:value-type="string">
              <text:p>Cluster</text:p>
            </table:table-cell>
            <table:table-cell office:value-type="string" calcext:value-type="string">
              <text:p>F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Protector</text:p>
            </table:table-cell>
            <table:table-cell table:style-name="ce43" office:value-type="string" calcext:value-type="string">
              <text:p>Crisis</text:p>
            </table:table-cell>
            <table:table-cell office:value-type="string" calcext:value-type="string">
              <text:p>F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Unstable Warrior</text:p>
            </table:table-cell>
            <table:table-cell table:style-name="ce43" office:value-type="string" calcext:value-type="string">
              <text:p>Crisis</text:p>
            </table:table-cell>
            <table:table-cell office:value-type="string" calcext:value-type="string">
              <text:p>F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Caretaker Act 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5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ibrarian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5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Knowledge Set Free</text:p>
            </table:table-cell>
            <table:table-cell/>
            <table:table-cell office:value-type="string" calcext:value-type="string">
              <text:p>F5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Negotiation Ac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olem Worship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5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retaker Act III Objective</text:p>
            </table:table-cell>
            <table:table-cell/>
            <table:table-cell office:value-type="string" calcext:value-type="string">
              <text:p>F520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olems Sate Their Appetit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521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Partisan</text:p>
          </table:table-cell>
          <table:table-cell office:value-type="string" calcext:value-type="string">
            <text:p>A</text:p>
          </table:table-cell>
          <table:table-cell table:style-name="ce43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Partisan Act I Objective</text:p>
            </table:table-cell>
            <table:table-cell office:value-type="string" calcext:value-type="string">
              <text:p>Initiative</text:p>
            </table:table-cell>
            <table:table-cell office:value-type="string" calcext:value-type="string">
              <text:p>F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Informants</text:p>
            </table:table-cell>
            <table:table-cell table:style-name="ce35"/>
            <table:table-cell office:value-type="string" calcext:value-type="string">
              <text:p>F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/>
            <table:table-cell office:value-type="string" calcext:value-type="string">
              <text:p>F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Loyal Engineers</text:p>
            </table:table-cell>
            <table:table-cell table:style-name="ce35"/>
            <table:table-cell office:value-type="string" calcext:value-type="string">
              <text:p>F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Pilots</text:p>
            </table:table-cell>
            <table:table-cell table:style-name="ce35"/>
            <table:table-cell office:value-type="string" calcext:value-type="string">
              <text:p>F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Marines</text:p>
            </table:table-cell>
            <table:table-cell table:style-name="ce35"/>
            <table:table-cell office:value-type="string" calcext:value-type="string">
              <text:p>F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Empaths</text:p>
            </table:table-cell>
            <table:table-cell table:style-name="ce35"/>
            <table:table-cell office:value-type="string" calcext:value-type="string">
              <text:p>F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Loyal Keepers</text:p>
            </table:table-cell>
            <table:table-cell table:style-name="ce35"/>
            <table:table-cell office:value-type="string" calcext:value-type="string">
              <text:p>F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Galactic Bards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urpas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vo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Outrage Spreads</text:p>
            </table:table-cell>
            <table:table-cell table:style-name="ce35" office:value-type="string" calcext:value-type="string">
              <text:p>Crisis</text:p>
            </table:table-cell>
            <table:table-cell office:value-type="string" calcext:value-type="string">
              <text:p>F6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 Objective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5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Seizing</text:p>
            </table:table-cell>
            <table:table-cell table:style-name="ce35" office:value-type="string" calcext:value-type="string">
              <text:p>Action Card</text:p>
            </table:table-cell>
            <table:table-cell office:value-type="string" calcext:value-type="string">
              <text:p>F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eople's Hero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Guilds Decry Terror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Terror Strike</text:p>
            </table:table-cell>
            <table:table-cell table:style-name="ce35" office:value-type="string" calcext:value-type="string">
              <text:p>Court Deck</text:p>
            </table:table-cell>
            <table:table-cell office:value-type="string" calcext:value-type="string">
              <text:p>F6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Partisan Act III Objective</text:p>
            </table:table-cell>
            <table:table-cell table:style-name="ce35" office:value-type="string" calcext:value-type="string">
              <text:p>Guild Card</text:p>
            </table:table-cell>
            <table:table-cell office:value-type="string" calcext:value-type="string">
              <text:p>F624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ower of Division</text:p>
            </table:table-cell>
            <table:table-cell table:style-name="ce35" office:value-type="string" calcext:value-type="string">
              <text:p>Agent</text:p>
            </table:table-cell>
            <table:table-cell office:value-type="string" calcext:value-type="string">
              <text:p>F6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Admiral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Admiral Act I Objective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overn the Imperial Re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Offic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Use Imperial Foundries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Honor Guard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7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ogue Admiral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urt Enforc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mperial Defector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2">
            <table:table-cell/>
            <table:table-cell office:value-type="string" calcext:value-type="string">
              <text:p>Admiral Act II Objectiv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712B</text:p>
              <text:p>F7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ommand Chao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7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Mass Uprising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7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dmiral Act III Objective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71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Martial Law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72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Fle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Ship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calcext:value-type="string">
            <text:p>Believer</text:p>
          </table:table-cell>
          <table:table-cell office:value-type="string" calcext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Rules for You</text:p>
            </table:table-cell>
            <table:table-cell office:value-type="string" calcext:value-type="string">
              <text:p>Believer Act 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Disciple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reading the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aithful Cards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uralistic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Rules for Everyone</text:p>
            </table:table-cell>
            <table:table-cell office:value-type="string" calcext:value-type="string">
              <text:p>The Young Ligh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ot to Kidnap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1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 Objectiv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0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ules Bookl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Zeal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e of Wisdom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82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clare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ctrinal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Control Over</text:p>
            </table:table-cell>
            <table:table-cell office:value-type="string" calcext:value-type="string">
              <text:p>The Prophet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t Lay Doctrine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pressed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2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eliever Act III Objective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829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ominant Faith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83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the Faith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83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Pathfinder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Uncovering Clues</text:p>
            </table:table-cell>
            <table:table-cell table:style-name="ce27" office:value-type="string" calcext:value-type="string">
              <text:p>Flagship</text:p>
            </table:table-cell>
            <table:table-cell office:value-type="string" calcext:value-type="string">
              <text:p>F9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Spen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lan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source Gain</text:p>
            </table:table-cell>
            <table:table-cell/>
            <table:table-cell office:value-type="string" calcext:value-type="string">
              <text:p>Do the pathfinder thing while still advancing your posit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lipstream Drive</text:p>
            </table:table-cell>
            <table:table-cell table:style-name="ce27" office:value-type="string" calcext:value-type="string">
              <text:p>Catapul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Hull</text:p>
            </table:table-cell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H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Upgra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lgrims</text:p>
            </table:table-cell>
            <table:table-cell table:style-name="ce27" office:value-type="string" calcext:value-type="string">
              <text:p>Loyal</text:p>
            </table:table-cell>
            <table:table-cell office:value-type="string" calcext:value-type="string">
              <text:p>F9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Use the Portal</text:p>
            </table:table-cell>
            <table:table-cell table:style-name="ce27" office:value-type="string" calcext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eek the Portal</text:p>
            </table:table-cell>
            <table:table-cell table:style-name="ce27" office:value-type="string" calcext:value-type="string">
              <text:p>Control</text:p>
            </table:table-cell>
            <table:table-cell office:value-type="string" calcext:value-type="string">
              <text:p>F909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urt Deck</text:p>
            </table:table-cell>
            <table:table-cell/>
            <table:table-cell office:value-type="string" calcext:value-type="string">
              <text:p>Rival scoring. Influence auction like where you score for Rival pieces basically. You can suck up Rival pieces ships.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calcext:value-type="string">
            <text:p>Hegemon</text:p>
          </table:table-cell>
          <table:table-cell office:value-type="string" calcext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Hegemon Act 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ting Banner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anners of Hegemony</text:p>
            </table:table-cell>
            <table:table-cell office:value-type="string" calcext:value-type="string">
              <text:p>Flagship</text:p>
            </table:table-cell>
            <table:table-cell office:value-type="string" calcext:value-type="string">
              <text:p>F1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ong of the Banner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Mind Managers</text:p>
            </table:table-cell>
            <table:table-cell office:value-type="string" calcext:value-type="string">
              <text:p>Influence</text:p>
            </table:table-cell>
            <table:table-cell office:value-type="string" calcext:value-type="string">
              <text:p>F10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rison Warden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0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gainst Hegemony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0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gemo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01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ppy Host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0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lanet Br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lanet Breaker Act II Objective</text:p>
            </table:table-cell>
            <table:table-cell office:value-type="string" calcext:value-type="string">
              <text:p>Map</text:p>
            </table:table-cell>
            <table:table-cell office:value-type="string" calcext:value-type="string">
              <text:p>F1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ammer Fragme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103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World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03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Hammer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org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aze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Dead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s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Heartworld Refugees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lanet-Eater Loose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1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ction Card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lanet Breaker Act III Objective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1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Pirate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irate Act II Setup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2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mbition Bo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Hoard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ee Building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ai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Fleet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2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irate Smuggl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ll to Action</text:p>
            </table:table-cell>
            <table:table-cell office:value-type="string" calcext:value-type="string">
              <text:p>Action Card</text:p>
            </table:table-cell>
            <table:table-cell office:value-type="string" calcext:value-type="string">
              <text:p>F1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ilver-Tongues</text:p>
            </table:table-cell>
            <table:table-cell office:value-type="string" calcext:value-type="string">
              <text:p>Guild Card</text:p>
            </table:table-cell>
            <table:table-cell office:value-type="string" calcext:value-type="string">
              <text:p>F12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irate Grand Ambition</text:p>
            </table:table-cell>
            <table:table-cell office:value-type="string" calcext:value-type="string">
              <text:p>Act</text:p>
            </table:table-cell>
            <table:table-cell office:value-type="string" calcext:value-type="string">
              <text:p>F12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-group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Spread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umors of the Haven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at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haring Rumo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2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egotiation Ac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calcext:value-type="string">
              <text:p>Blight Speak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Blight Speaker Act II Setup</text:p>
            </table:table-cell>
            <table:table-cell office:value-type="string" calcext:value-type="string">
              <text:p>Loyal</text:p>
            </table:table-cell>
            <table:table-cell office:value-type="string" calcext:value-type="string">
              <text:p>F13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pore Ship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Blight Speaker Act II Resolution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Fur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t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3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estro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urg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Panic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3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Looms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Setup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Speaker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312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light Hunger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31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acifist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acifist Act 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itnesses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14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ell of Empath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Psionic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Psionic Liaison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4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ath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tinerant Empaths</text:p>
            </table:table-cell>
            <table:table-cell office:value-type="string" calcext:value-type="string">
              <text:p>Crisis</text:p>
            </table:table-cell>
            <table:table-cell office:value-type="string" calcext:value-type="string">
              <text:p>F14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cifist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08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athy for All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4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concile with the Outraged</text:p>
            </table:table-cell>
            <table:table-cell office:value-type="string" calcext:value-type="string">
              <text:p>Call to Order</text:p>
            </table:table-cell>
            <table:table-cell office:value-type="string" calcext:value-type="string">
              <text:p>F14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Empath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4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rozen Resourc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Peacekeeper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Peacekeeper Act II Setup</text:p>
            </table:table-cell>
            <table:table-cell office:value-type="string" calcext:value-type="string">
              <text:p>Ship</text:p>
            </table:table-cell>
            <table:table-cell office:value-type="string" calcext:value-type="string">
              <text:p>F1501A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arlord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5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Oath of Peac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5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Arsenal Keepers</text:p>
            </table:table-cell>
            <table:table-cell office:value-type="string" calcext:value-type="string">
              <text:p>Imperial Trust</text:p>
            </table:table-cell>
            <table:table-cell office:value-type="string" calcext:value-type="string">
              <text:p>F15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Arms Interest</text:p>
            </table:table-cell>
            <table:table-cell office:value-type="string" calcext:value-type="string">
              <text:p>Build</text:p>
            </table:table-cell>
            <table:table-cell office:value-type="string" calcext:value-type="string">
              <text:p>F15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keeper Act III Objectiv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dic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easefire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5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mpire Balks at Peace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law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Polic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calcext:value-type="string">
              <text:p>Peace Dividends</text:p>
            </table:table-cell>
            <table:table-cell office:value-type="string" calcext:value-type="string">
              <text:p>System</text:p>
            </table:table-cell>
            <table:table-cell office:value-type="string" calcext:value-type="string">
              <text:p>F15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eace Accords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511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vo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umm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calcext:value-type="string">
              <text:p>Warden</text:p>
            </table:table-cell>
            <table:table-cell office:value-type="string" calcext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Model World</text:p>
            </table:table-cell>
            <table:table-cell office:value-type="string" calcext:value-type="string">
              <text:p>Warden Act 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laims of Nobility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ttac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1st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luste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2n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3rd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4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5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7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 of the 6th Clus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60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at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eats &amp; Fiefs</text:p>
            </table:table-cell>
            <table:table-cell office:value-type="string" calcext:value-type="string">
              <text:p>City</text:p>
            </table:table-cell>
            <table:table-cell office:value-type="string" calcext:value-type="string">
              <text:p>F160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itl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Law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0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Score World</text:p>
            </table:table-cell>
            <table:table-cell office:value-type="string" calcext:value-type="string">
              <text:p>Warden's Levy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ast Day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A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kirmisher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i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Weap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worn Guardians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161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urt Deck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uild Car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Warden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617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Feudal Court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618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ity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Counci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Lords Gain Power</text:p>
            </table:table-cell>
            <table:table-cell office:value-type="string" calcext:value-type="string">
              <text:p>Cluster</text:p>
            </table:table-cell>
            <table:table-cell office:value-type="string" calcext:value-type="string">
              <text:p>F1619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fluen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Overlord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Overlord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17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Sycophant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7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Reach Rejects Overlord</text:p>
            </table:table-cell>
            <table:table-cell office:value-type="string" calcext:value-type="string">
              <text:p>Outrage</text:p>
            </table:table-cell>
            <table:table-cell office:value-type="string" calcext:value-type="string">
              <text:p>F17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Survivalist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Surviv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18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Survival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turning 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yrant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ilding 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unkers</text:p>
            </table:table-cell>
            <table:table-cell office:value-type="string" calcext:value-type="string">
              <text:p>Agent</text:p>
            </table:table-cell>
            <table:table-cell office:value-type="string" calcext:value-type="string">
              <text:p>F18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ptiv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ugh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Captive Releas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18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rovoke Outr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Redeeme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Redeemer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19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Keeper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19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Keeper Ambitio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Rebuke of the Keepers</text:p>
            </table:table-cell>
            <table:table-cell office:value-type="string" calcext:value-type="string">
              <text:p>Power</text:p>
            </table:table-cell>
            <table:table-cell office:value-type="string" calcext:value-type="string">
              <text:p>F19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el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/>
          <table:table-cell office:value-type="string" calcext:value-type="string">
            <text:p>Relic Fence</text:p>
          </table:table-cell>
          <table:table-cell office:value-type="string" calcext:value-type="string">
            <text:p>Relic</text:p>
          </table:table-cell>
          <table:table-cell office:value-type="string" calcext:value-type="string">
            <text:p>F1904</text:p>
          </table:table-cell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uardian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uardian Act III Objective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Green Vault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0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mperial Trus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Ire of the Tycoons</text:p>
            </table:table-cell>
            <table:table-cell office:value-type="string" calcext:value-type="string">
              <text:p>Control</text:p>
            </table:table-cell>
            <table:table-cell office:value-type="string" calcext:value-type="string">
              <text:p>F20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ax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Edenguard Ambition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0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ue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teri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Naturalist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Naturalist Act III Object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1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Repai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 Society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ce27" office:value-type="string" calcext:value-type="string">
            <text:p>Repair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table:style-name="ce27" office:value-type="string" calcext:value-type="string">
              <text:p>Scr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Spore Guides</text:p>
            </table:table-cell>
            <table:table-cell table:style-name="ce27" office:value-type="string" calcext:value-type="string">
              <text:p>Agent</text:p>
            </table:table-cell>
            <table:table-cell office:value-type="string" calcext:value-type="string">
              <text:p>F2103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ligh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Build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Damag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Loy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Number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calcext:value-type="string">
              <text:p>Blightkin Ambition</text:p>
            </table:table-cell>
            <table:table-cell table:style-name="ce27" office:value-type="string" calcext:value-type="string">
              <text:p>Blight</text:p>
            </table:table-cell>
            <table:table-cell office:value-type="string" calcext:value-type="string">
              <text:p>F21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Empi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First Regen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Gate Wraith</text:p>
            </table:table-cell>
            <table:table-cell office:value-type="string" calcext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Gate Wraith Act III Objective</text:p>
            </table:table-cell>
            <table:table-cell office:value-type="string" calcext:value-type="string">
              <text:p>Chapter</text:p>
            </table:table-cell>
            <table:table-cell office:value-type="string" calcext:value-type="string">
              <text:p>F2201B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Catapult Overdrive</text:p>
            </table:table-cell>
            <table:table-cell office:value-type="string" calcext:value-type="string">
              <text:p>Blight</text:p>
            </table:table-cell>
            <table:table-cell office:value-type="string" calcext:value-type="string">
              <text:p>F2202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Breaking Gates &amp; Placing Passages</text:p>
            </table:table-cell>
            <table:table-cell office:value-type="string" calcext:value-type="string">
              <text:p>Armor</text:p>
            </table:table-cell>
            <table:table-cell office:value-type="string" calcext:value-type="string">
              <text:p>F2203</text:p>
            </table:table-cell>
            <table:table-cell office:value-type="string" calcext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Catapul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lus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Flag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tarpor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Upgrad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The Dead L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204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rand Ambition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s &amp; The Twisted Passage</text:p>
            </table:table-cell>
            <table:table-cell office:value-type="string" calcext:value-type="string">
              <text:p>Catapult</text:p>
            </table:table-cell>
            <table:table-cell office:value-type="string" calcext:value-type="string">
              <text:p>F2205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Event Di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Gate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ar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a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sionic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Token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Passage Storms</text:p>
            </table:table-cell>
            <table:table-cell office:value-type="string" calcext:value-type="string">
              <text:p>Court Deck</text:p>
            </table:table-cell>
            <table:table-cell office:value-type="string" calcext:value-type="string">
              <text:p>F2206</text:p>
            </table:table-cell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Crisis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Hi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Initiati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Mov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Planet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calcext:value-type="string">
              <text:p>Secure</text:p>
            </table:table-cell>
            <table:table-cell/>
            <table:table-cell office:value-type="string" calcext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calcext:value-type="string">
              <text:p>Conspirator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Police Victory</text:p>
            </table:table-cell>
            <table:table-cell office:value-type="string" calcext:value-type="string">
              <text:p>Foiling Conspiracies</text:p>
            </table:table-cell>
            <table:table-cell table:style-name="ce27" office:value-type="string" calcext:value-type="string">
              <text:p>Rival</text:p>
            </table:table-cell>
            <table:table-cell office:value-type="string" calcext:value-type="string">
              <text:p>F23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V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calcext:value-type="string">
              <text:p>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calcext:value-type="string">
              <text:p>Judge</text:p>
            </table:table-cell>
            <table:table-cell office:value-type="string" calcext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calcext:value-type="string">
              <text:p>Alternate Victory</text:p>
            </table:table-cell>
            <table:table-cell office:value-type="string" calcext:value-type="string">
              <text:p>Judge Act III Objective</text:p>
            </table:table-cell>
            <table:table-cell office:value-type="string" calcext:value-type="string">
              <text:p>Ambitions</text:p>
            </table:table-cell>
            <table:table-cell office:value-type="string" calcext:value-type="string">
              <text:p>F2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Objecti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Vow of Fairness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/>
            <table:table-cell office:value-type="string" calcext:value-type="string">
              <text:p>The Arbiter</text:p>
            </table:table-cell>
            <table:table-cell office:value-type="string" calcext:value-type="string">
              <text:p>Captives</text:p>
            </table:table-cell>
            <table:table-cell office:value-type="string" calcext:value-type="string">
              <text:p>F2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esource Slots</text:p>
            </table:table-cell>
            <table:table-cell table:number-columns-repeated="3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Rival</text:p>
          </table:table-cell>
          <table:table-cell table:number-columns-repeated="3"/>
        </table:table-row>
        <table:table-row-group>
          <table:table-row table:style-name="ro1">
            <table:table-cell table:number-columns-repeated="2"/>
            <table:table-cell office:value-type="string" calcext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's Chosen</text:p>
            </table:table-cell>
            <table:table-cell office:value-type="string" calcext:value-type="string">
              <text:p>Battle</text:p>
            </table:table-cell>
            <table:table-cell office:value-type="string" calcext:value-type="string">
              <text:p>F24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ystem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calcext:value-type="string">
              <text:p>Judge Sets Agenda</text:p>
            </table:table-cell>
            <table:table-cell office:value-type="string" calcext:value-type="string">
              <text:p>Ambition Marker</text:p>
            </table:table-cell>
            <table:table-cell office:value-type="string" calcext:value-type="string">
              <text:p>F24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calcext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calcext:value-type="string">
              <text:p>Second Place</text:p>
            </table:table-cell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/>
            <table:table-cell table:style-name="ce27"/>
            <table:table-cell/>
          </table:table-row>
          <table:table-row table:style-name="ro1" table:number-rows-repeated="10">
            <table:table-cell table:number-columns-repeated="4"/>
            <table:table-cell table:style-name="ce27"/>
            <table:table-cell/>
          </table:table-row>
        </table:table-row-group>
        <table:table-row table:style-name="ro1" table:number-rows-repeated="18">
          <table:table-cell table:number-columns-repeated="4"/>
          <table:table-cell table:style-name="ce27"/>
          <table:table-cell/>
        </table:table-row>
        <table:table-row table:style-name="ro1" table:number-rows-repeated="4">
          <table:table-cell table:number-columns-repeated="6"/>
        </table:table-row>
        <table:table-row table:style-name="ro1" table:number-rows-repeated="755"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3"/>
        </table:table-row>
        <calcext:conditional-formats>
          <calcext:conditional-format calcext:target-range-address="Fate.C484:Fate.C485 Fate.C427:Fate.C452 Fate.C459:Fate.C459 Fate.C463:Fate.C463 Fate.C471:Fate.C471 Fate.C476:Fate.C479">
            <calcext:condition calcext:apply-style-name="NoColor" calcext:value="=0" calcext:base-cell-address="Fate.C427"/>
            <calcext:condition calcext:apply-style-name="LightRed" calcext:value="formula-is(COUNTIF([$Mechanics.A:.A]; [.C427]) = 0)" calcext:base-cell-address="Fate.C427"/>
          </calcext:conditional-format>
          <calcext:conditional-format calcext:target-range-address="Fate.C710:Fate.C711 Fate.C565:Fate.C594 Fate.C487:Fate.C554 Fate.C556:Fate.C563">
            <calcext:condition calcext:apply-style-name="NoColor" calcext:value="=0" calcext:base-cell-address="Fate.C487"/>
            <calcext:condition calcext:apply-style-name="LightRed" calcext:value="formula-is(COUNTIF([$Mechanics.A:.A]; [.C487]) = 0)" calcext:base-cell-address="Fate.C487"/>
          </calcext:conditional-format>
          <calcext:conditional-format calcext:target-range-address="Fate.C2:Fate.C31 Fate.C262:Fate.C262 Fate.C267:Fate.C277 Fate.C281:Fate.C282 Fate.C286:Fate.C288 Fate.C297:Fate.C327 Fate.C331:Fate.C331 Fate.C333:Fate.C333 Fate.C339:Fate.C339 Fate.C345:Fate.C347 Fate.C353:Fate.C353 Fate.C386:Fate.C386 Fate.C388:Fate.C390 Fate.C403:Fate.C405 Fate.C425:Fate.C425 Fate.C565:Fate.C594 Fate.C710:Fate.C711 Fate.C1876:Fate.C2631 Fate.C806:Fate.C842 Fate.C906:Fate.C906 Fate.C1025:Fate.C1025 Fate.C1119:Fate.C1119 Fate.C1226:Fate.C1227 Fate.C1307:Fate.C1308 Fate.C1390:Fate.C1391 Fate.C1571:Fate.C1571 Fate.C1592:Fate.C1593 Fate.C1642:Fate.C1643 Fate.C1663:Fate.C1664 Fate.C1719:Fate.C1734 Fate.C1796:Fate.C1802 Fate.C1836:Fate.C1843 Fate.E1840:Fate.E1871 Fate.C34:Fate.C63 Fate.C487:Fate.C554 Fate.C556:Fate.C563 Fate.C1698:Fate.C1717">
            <calcext:condition calcext:apply-style-name="NoColor" calcext:value="=0" calcext:base-cell-address="Fate.C2"/>
            <calcext:condition calcext:apply-style-name="LightRed" calcext:value="formula-is(COUNTIF([$Mechanics.A:.A]; [.C2]) = 0)" calcext:base-cell-address="Fate.C2"/>
          </calcext:conditional-format>
          <calcext:conditional-format calcext:target-range-address="Fate.C32:Fate.C32">
            <calcext:condition calcext:apply-style-name="NoColor" calcext:value="=0" calcext:base-cell-address="Fate.C32"/>
            <calcext:condition calcext:apply-style-name="LightRed" calcext:value="formula-is(COUNTIF([$Mechanics.A:.A]; [.C32]) = 0)" calcext:base-cell-address="Fate.C32"/>
          </calcext:conditional-format>
          <calcext:conditional-format calcext:target-range-address="Fate.C33:Fate.C63">
            <calcext:condition calcext:apply-style-name="NoColor" calcext:value="=0" calcext:base-cell-address="Fate.C33"/>
            <calcext:condition calcext:apply-style-name="LightRed" calcext:value="formula-is(COUNTIF([$Mechanics.A:.A]; [.C33]) = 0)" calcext:base-cell-address="Fate.C33"/>
          </calcext:conditional-format>
          <calcext:conditional-format calcext:target-range-address="Fate.C34:Fate.C63">
            <calcext:condition calcext:apply-style-name="NoColor" calcext:value="=0" calcext:base-cell-address="Fate.C34"/>
            <calcext:condition calcext:apply-style-name="LightRed" calcext:value="formula-is(COUNTIF([$Mechanics.A:.A]; [.C34]) = 0)" calcext:base-cell-address="Fate.C3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6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64:Fate.C65">
            <calcext:condition calcext:apply-style-name="NoColor" calcext:value="=0" calcext:base-cell-address="Fate.C64"/>
            <calcext:condition calcext:apply-style-name="LightRed" calcext:value="formula-is(COUNTIF([$Mechanics.A:.A]; [.C64]) = 0)" calcext:base-cell-address="Fate.C64"/>
          </calcext:conditional-format>
          <calcext:conditional-format calcext:target-range-address="Fate.C147:Fate.C166 Fate.C203:Fate.C203 Fate.C210:Fate.C228 Fate.C236:Fate.C236 Fate.C248:Fate.C248 Fate.C253:Fate.C253 Fate.C67:Fate.C145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8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  <calcext:conditional-format calcext:target-range-address="Fate.C67:Fate.C137">
            <calcext:condition calcext:apply-style-name="NoColor" calcext:value="=0" calcext:base-cell-address="Fate.C67"/>
            <calcext:condition calcext:apply-style-name="LightRed" calcext:value="formula-is(COUNTIF([$Mechanics.A:.A]; [.C67]) = 0)" calcext:base-cell-address="Fate.C67"/>
          </calcext:conditional-format>
        </calcext:conditional-formats>
      </table:table>
      <table:named-expressions/>
      <table:database-ranges>
        <table:database-range table:name="__Anonymous_Sheet_DB__0" table:target-range-address="Mechanics.A2:Mechanics.D1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NoColor" style:family="table-cell" style:parent-style-name="Default">
      <style:table-cell-properties fo:background-color="transparent"/>
    </style:style>
    <style:style style:name="LightRed" style:family="table-cell" style:parent-style-name="Default">
      <style:table-cell-properties fo:background-color="#ff6d6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4:15:12.37432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14:58:53.978247200</meta:creation-date>
    <dc:date>2025-08-11T14:25:02.336959600</dc:date>
    <meta:editing-duration>P5DT23H12M37S</meta:editing-duration>
    <meta:editing-cycles>316</meta:editing-cycles>
    <meta:generator>LibreOffice/25.2.5.2$Windows_X86_64 LibreOffice_project/03d19516eb2e1dd5d4ccd751a0d6f35f35e08022</meta:generator>
    <meta:print-date>2025-07-21T11:20:04.122141600</meta:print-date>
    <meta:document-statistic meta:table-count="2" meta:cell-count="3973" meta:object-count="0"/>
  </office:meta>
</office:document-meta>
</file>